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932cm" style:rel-column-width="10921*"/>
    </style:style>
    <style:style style:name="Table1.C" style:family="table-column">
      <style:table-column-properties style:column-width="2.932cm" style:rel-column-width="10923*"/>
    </style:style>
    <style:style style:name="Table1.D" style:family="table-column">
      <style:table-column-properties style:column-width="2.932cm" style:rel-column-width="10922*"/>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transparent" fo:padding="0.097cm" fo:border="0.5pt solid #000000" style:writing-mode="page">
        <style:background-image/>
      </style:table-cell-properties>
    </style:style>
    <style:style style:name="Table1.2" style:family="table-row">
      <style:table-row-properties style:min-row-height="1.566cm"/>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cm" table:align="margins"/>
    </style:style>
    <style:style style:name="Table2.A" style:family="table-column">
      <style:table-column-properties style:column-width="2.512cm" style:rel-column-width="9360*"/>
    </style:style>
    <style:style style:name="Table2.B" style:family="table-column">
      <style:table-column-properties style:column-width="2.512cm" style:rel-column-width="9361*"/>
    </style:style>
    <style:style style:name="Table2.C" style:family="table-column">
      <style:table-column-properties style:column-width="2.514cm" style:rel-column-width="9362*"/>
    </style:style>
    <style:style style:name="Table2.F" style:family="table-column">
      <style:table-column-properties style:column-width="2.514cm" style:rel-column-width="9363*"/>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G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cm" table:align="margins"/>
    </style:style>
    <style:style style:name="Table3.A" style:family="table-column">
      <style:table-column-properties style:column-width="2.198cm" style:rel-column-width="8189*"/>
    </style:style>
    <style:style style:name="Table3.B" style:family="table-column">
      <style:table-column-properties style:column-width="2.198cm" style:rel-column-width="8191*"/>
    </style:style>
    <style:style style:name="Table3.C" style:family="table-column">
      <style:table-column-properties style:column-width="2.2cm" style:rel-column-width="8192*"/>
    </style:style>
    <style:style style:name="Table3.G" style:family="table-column">
      <style:table-column-properties style:column-width="2.2cm" style:rel-column-width="8193*"/>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H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H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3141c" officeooo:paragraph-rsid="0013141c"/>
    </style:style>
    <style:style style:name="P2" style:family="paragraph" style:parent-style-name="Standard">
      <style:text-properties officeooo:rsid="0015956b" officeooo:paragraph-rsid="0015956b"/>
    </style:style>
    <style:style style:name="P3" style:family="paragraph" style:parent-style-name="Standard">
      <style:text-properties officeooo:rsid="0013141c" officeooo:paragraph-rsid="0013141c"/>
    </style:style>
    <style:style style:name="P4" style:family="paragraph" style:parent-style-name="Standard">
      <style:text-properties officeooo:rsid="0013141c" officeooo:paragraph-rsid="00301c35"/>
    </style:style>
    <style:style style:name="P5" style:family="paragraph" style:parent-style-name="Standard">
      <style:text-properties officeooo:rsid="001156f7" officeooo:paragraph-rsid="001156f7"/>
    </style:style>
    <style:style style:name="P6" style:family="paragraph" style:parent-style-name="Standard">
      <style:text-properties officeooo:paragraph-rsid="003b398f"/>
    </style:style>
    <style:style style:name="P7" style:family="paragraph" style:parent-style-name="Standard">
      <style:text-properties officeooo:rsid="004699bf" officeooo:paragraph-rsid="004699bf"/>
    </style:style>
    <style:style style:name="P8" style:family="paragraph" style:parent-style-name="Standard">
      <style:text-properties officeooo:rsid="004699bf" officeooo:paragraph-rsid="005214cc"/>
    </style:style>
    <style:style style:name="P9" style:family="paragraph" style:parent-style-name="Standard">
      <style:text-properties officeooo:rsid="004b298c" officeooo:paragraph-rsid="003b398f"/>
    </style:style>
    <style:style style:name="P10" style:family="paragraph" style:parent-style-name="Standard">
      <style:text-properties officeooo:rsid="004b298c" officeooo:paragraph-rsid="004b298c"/>
    </style:style>
    <style:style style:name="P11" style:family="paragraph" style:parent-style-name="Standard">
      <style:text-properties officeooo:rsid="004c4644" officeooo:paragraph-rsid="005214cc"/>
    </style:style>
    <style:style style:name="P12" style:family="paragraph" style:parent-style-name="Standard">
      <style:text-properties officeooo:rsid="004c4644" officeooo:paragraph-rsid="00607310"/>
    </style:style>
    <style:style style:name="P13" style:family="paragraph" style:parent-style-name="Standard">
      <style:text-properties officeooo:rsid="00607310" officeooo:paragraph-rsid="00607310"/>
    </style:style>
    <style:style style:name="P14" style:family="paragraph" style:parent-style-name="Standard">
      <style:text-properties officeooo:rsid="0063729b" officeooo:paragraph-rsid="0063729b"/>
    </style:style>
    <style:style style:name="P15" style:family="paragraph" style:parent-style-name="Standard">
      <style:text-properties officeooo:rsid="00663bf8" officeooo:paragraph-rsid="00663bf8"/>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5589" officeooo:paragraph-rsid="00165589"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5589" officeooo:paragraph-rsid="001966c4"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5589" officeooo:paragraph-rsid="001ee23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5589" officeooo:paragraph-rsid="002b787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5589" officeooo:paragraph-rsid="0040bef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5589" officeooo:paragraph-rsid="005c3daa"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5589" officeooo:paragraph-rsid="005f8910"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5589" officeooo:paragraph-rsid="0063c23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5589" officeooo:paragraph-rsid="006771c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dfcc" officeooo:paragraph-rsid="0016dfc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dfcc" officeooo:paragraph-rsid="001a7d61"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ee8f" officeooo:paragraph-rsid="0017ee8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bc98" officeooo:paragraph-rsid="0018bc9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66c4" officeooo:paragraph-rsid="001966c4"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66c4" officeooo:paragraph-rsid="001a7d61"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e5e7" officeooo:paragraph-rsid="001be5e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b6f0" officeooo:paragraph-rsid="001db6f0"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e0bf" officeooo:paragraph-rsid="001fe0b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02bd" officeooo:paragraph-rsid="002002bd"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c74e" officeooo:paragraph-rsid="0021c74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c74e" officeooo:paragraph-rsid="005214cc"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c74e" officeooo:paragraph-rsid="005a1994"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6a81" officeooo:paragraph-rsid="00236a8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6a81" officeooo:paragraph-rsid="005214cc"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bb9d" officeooo:paragraph-rsid="0029bb9d"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bb9d" officeooo:paragraph-rsid="005214c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593f" officeooo:paragraph-rsid="002b593f"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593f" officeooo:paragraph-rsid="005214c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7873" officeooo:paragraph-rsid="002c7873"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144b" officeooo:paragraph-rsid="002e144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9b79" officeooo:paragraph-rsid="002e9b79"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c93d" officeooo:paragraph-rsid="003fc93d"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db9d" officeooo:paragraph-rsid="003fdb9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db9d" officeooo:paragraph-rsid="005214cc"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2454b" officeooo:paragraph-rsid="0042454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27c48" officeooo:paragraph-rsid="00427c4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24941" officeooo:paragraph-rsid="0052494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a1994" officeooo:paragraph-rsid="005a199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5645" officeooo:paragraph-rsid="005d564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84be" officeooo:paragraph-rsid="005e84be"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fd4eb" officeooo:paragraph-rsid="005fd4eb"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d4fc" officeooo:paragraph-rsid="0064d4fc"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ebaa" officeooo:paragraph-rsid="0064ebaa"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55bab" officeooo:paragraph-rsid="00655ba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7be56" officeooo:paragraph-rsid="0067be56"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a25b7" officeooo:paragraph-rsid="006a25b7"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font-name="Liberation Serif" fo:font-size="12pt" fo:font-style="normal" fo:font-weight="normal" officeooo:paragraph-rsid="0027c6e8"/>
    </style:style>
    <style:style style:name="P64" style:family="paragraph" style:parent-style-name="Table_20_Contents">
      <style:paragraph-properties fo:text-align="start" style:justify-single-word="false"/>
      <style:text-properties fo:font-variant="normal" fo:text-transform="none" fo:color="#212121" style:text-outline="false" style:text-line-through-style="none" style:text-line-through-type="none" style:font-name="monospace" fo:font-size="8.75pt" fo:letter-spacing="normal" fo:font-style="normal" fo:text-shadow="none" style:text-underline-style="none" fo:font-weight="normal" officeooo:rsid="001ee238" officeooo:paragraph-rsid="001ee238"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font-variant="normal" fo:text-transform="none" fo:color="#212121" style:text-outline="false" style:text-line-through-style="none" style:text-line-through-type="none" style:font-name="monospace" fo:font-size="8.75pt" fo:letter-spacing="normal" fo:font-style="normal" fo:text-shadow="none" style:text-underline-style="none" fo:font-weight="normal" officeooo:rsid="0027c6e8" officeooo:paragraph-rsid="0027c6e8"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font-variant="normal" fo:text-transform="none" fo:color="#212121" style:text-outline="false" style:text-line-through-style="none" style:text-line-through-type="none" style:font-name="monospace" fo:font-size="8.75pt" fo:letter-spacing="normal" fo:font-style="normal" fo:text-shadow="none" style:text-underline-style="none" fo:font-weight="normal" officeooo:rsid="0061a5a3" officeooo:paragraph-rsid="0061a5a3"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font-variant="normal" fo:text-transform="none" fo:color="#212121" style:text-outline="false" style:text-line-through-style="none" style:text-line-through-type="none" style:font-name="monospace" fo:font-size="8.75pt" fo:letter-spacing="normal" fo:font-style="normal" fo:text-shadow="none" style:text-underline-style="none" fo:font-weight="normal" officeooo:rsid="0066cd3d" officeooo:paragraph-rsid="0066cd3d"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966c4"/>
    </style:style>
    <style:style style:name="T2" style:family="text">
      <style:text-properties officeooo:rsid="001ee238"/>
    </style:style>
    <style:style style:name="T3" style:family="text">
      <style:text-properties officeooo:rsid="0025222e"/>
    </style:style>
    <style:style style:name="T4" style:family="text">
      <style:text-properties officeooo:rsid="002b593f"/>
    </style:style>
    <style:style style:name="T5" style:family="text">
      <style:text-properties officeooo:rsid="002b787b"/>
    </style:style>
    <style:style style:name="T6" style:family="text">
      <style:text-properties officeooo:rsid="00301c35"/>
    </style:style>
    <style:style style:name="T7" style:family="text">
      <style:text-properties officeooo:rsid="003d91e8"/>
    </style:style>
    <style:style style:name="T8" style:family="text">
      <style:text-properties officeooo:rsid="003fdb9d"/>
    </style:style>
    <style:style style:name="T9" style:family="text">
      <style:text-properties officeooo:rsid="0040befe"/>
    </style:style>
    <style:style style:name="T10" style:family="text">
      <style:text-properties officeooo:rsid="00427c48"/>
    </style:style>
    <style:style style:name="T11" style:family="text">
      <style:text-properties officeooo:rsid="00486d32"/>
    </style:style>
    <style:style style:name="T12" style:family="text">
      <style:text-properties style:text-position="super 58%" officeooo:rsid="00486d32"/>
    </style:style>
    <style:style style:name="T13" style:family="text">
      <style:text-properties officeooo:rsid="004bf32c"/>
    </style:style>
    <style:style style:name="T14" style:family="text">
      <style:text-properties officeooo:rsid="004dafee"/>
    </style:style>
    <style:style style:name="T15" style:family="text">
      <style:text-properties officeooo:rsid="00536c1b"/>
    </style:style>
    <style:style style:name="T16" style:family="text">
      <style:text-properties officeooo:rsid="0055abf0"/>
    </style:style>
    <style:style style:name="T17" style:family="text">
      <style:text-properties officeooo:rsid="005a1994"/>
    </style:style>
    <style:style style:name="T18" style:family="text">
      <style:text-properties officeooo:rsid="005c3daa"/>
    </style:style>
    <style:style style:name="T19" style:family="text">
      <style:text-properties officeooo:rsid="005f8910"/>
    </style:style>
    <style:style style:name="T20" style:family="text">
      <style:text-properties officeooo:rsid="00607310"/>
    </style:style>
    <style:style style:name="T21" style:family="text">
      <style:text-properties officeooo:rsid="00639887"/>
    </style:style>
    <style:style style:name="T22" style:family="text">
      <style:text-properties fo:font-variant="normal" fo:text-transform="none" fo:color="#212121" style:font-name="monospace" fo:font-size="8.75pt" fo:letter-spacing="normal"/>
    </style:style>
    <style:style style:name="T23" style:family="text">
      <style:text-properties officeooo:rsid="0063c23f"/>
    </style:style>
    <style:style style:name="T24" style:family="text">
      <style:text-properties officeooo:rsid="006771cc"/>
    </style:style>
    <style:style style:name="T25" style:family="text">
      <style:text-properties officeooo:rsid="0068ff9f"/>
    </style:style>
    <style:style style:name="T26" style:family="text">
      <style:text-properties officeooo:rsid="006d68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ascade embedded learning <text:span text:style-name="T3">for Human Activity Recognition. </text:span></text:p>
      <text:p text:style-name="P5"/>
      <text:p text:style-name="P6"><text:span text:style-name="T6">Abstract :- This project uses ensemble technique of Cascade Ensemble Learning(CEL) with stacking for classification of Human Activity Recognition(HAR) <text:s/>dataset. Each layer of <text:s/>Cascade Ensemble Learning has KNN, Logistic Regression and SVM classifiers. Probability of each class is calculated from KNN, Logistic Regression and SVM classifers which is stacked to the input data and it is passed to the next layer as input. HAR data set has data of triaxial acceleration from accelerometer and triaxial angular velocity from gyroscope. HAR data set has 561 features for 6 class labels <text:s/>as </text:span>WALKING, WALKING_UPSTAIRS, WALKING_DOWNSTAIRS, SITTING, STANDING, LAYING. </text:p>
      <text:p text:style-name="P6"/>
      <text:p text:style-name="P12"><text:span text:style-name="T20">Data set preprocessing :- </text:span></text:p>
      <text:p text:style-name="P12"><text:span text:style-name="T20">HAR data set</text:span> has <text:span text:style-name="T14">10,299 data points and 561 features. <text:s/>Working with such a large data set can be compuationaly intensive and can lead complex and over fitted model. <text:s/>Principal component analysis(PCA) is used for dimensionality reduction. Table 1 shows explained variance ratio for different number of PCA components. CEL model is trained for PCA components given in table and results are discussed. </text:span></text:p>
      <text:p text:style-name="P11"/>
      <table:table table:name="Table3" table:style-name="Table3">
        <table:table-column table:style-name="Table3.A"/>
        <table:table-column table:style-name="Table3.B"/>
        <table:table-column table:style-name="Table3.C" table:number-columns-repeated="3"/>
        <table:table-column table:style-name="Table3.B"/>
        <table:table-column table:style-name="Table3.G"/>
        <table:table-column table:style-name="Table3.C"/>
        <table:table-row>
          <table:table-cell table:style-name="Table3.A1" office:value-type="string">
            <text:p text:style-name="P37">Number of PCA components </text:p>
          </table:table-cell>
          <table:table-cell table:style-name="Table3.A1" office:value-type="string">
            <text:p text:style-name="P37">Number of PCA components = <text:span text:style-name="T8">10</text:span></text:p>
          </table:table-cell>
          <table:table-cell table:style-name="Table3.A1" office:value-type="string">
            <text:p text:style-name="P37">Number of PCA components = <text:span text:style-name="T4">20</text:span></text:p>
          </table:table-cell>
          <table:table-cell table:style-name="Table3.A1" office:value-type="string">
            <text:p text:style-name="P37">Number of PCA components = 30</text:p>
          </table:table-cell>
          <table:table-cell table:style-name="Table3.A1" office:value-type="string">
            <text:p text:style-name="P37">Number of PCA components <text:s/>= 40 </text:p>
          </table:table-cell>
          <table:table-cell table:style-name="Table3.A1" office:value-type="string">
            <text:p text:style-name="P38">Number of PCA components <text:s/>= <text:span text:style-name="T17">50</text:span></text:p>
          </table:table-cell>
          <table:table-cell table:style-name="Table3.A1" office:value-type="string">
            <text:p text:style-name="P37">Number of PCA components = 70 </text:p>
          </table:table-cell>
          <table:table-cell table:style-name="Table3.H1" office:value-type="string">
            <text:p text:style-name="P37">Number of PCA components = <text:span text:style-name="T26">100</text:span> </text:p>
          </table:table-cell>
        </table:table-row>
        <table:table-row>
          <table:table-cell table:style-name="Table3.A2" office:value-type="string">
            <text:p text:style-name="P40">Explained variance ratio</text:p>
          </table:table-cell>
          <table:table-cell table:style-name="Table3.A2" office:value-type="string">
            <text:p text:style-name="P50">0.8050</text:p>
          </table:table-cell>
          <table:table-cell table:style-name="Table3.A2" office:value-type="string">
            <text:p text:style-name="P44">0.8578</text:p>
          </table:table-cell>
          <table:table-cell table:style-name="Table3.A2" office:value-type="string">
            <text:p text:style-name="P40">0.89</text:p>
          </table:table-cell>
          <table:table-cell table:style-name="Table3.A2" office:value-type="string">
            <text:p text:style-name="P42">0.91</text:p>
          </table:table-cell>
          <table:table-cell table:style-name="Table3.A2" office:value-type="string">
            <text:p text:style-name="P54">0.93</text:p>
          </table:table-cell>
          <table:table-cell table:style-name="Table3.A2" office:value-type="string">
            <text:p text:style-name="P42">0.95</text:p>
          </table:table-cell>
          <table:table-cell table:style-name="Table3.H2" office:value-type="string">
            <text:p text:style-name="P42">0.9<text:span text:style-name="T26">9</text:span></text:p>
          </table:table-cell>
        </table:table-row>
      </table:table>
      <text:p text:style-name="P8"/>
      <text:p text:style-name="P13">Cascade ensemble learning technique:-</text:p>
      <text:p text:style-name="P15">CEL is based on the idea that different models will misclasify different samples and combining the results of these classifiers can have better recoginition rate. </text:p>
      <text:p text:style-name="P14">CEL model has SVM, KNN and logistic regression classifers. <text:s/>In CEL model, class probability vector predicted from the the present layer is concatinated in the input data of the layer which is considered as input to the next layer. <text:s/><text:span text:style-name="T21">Class probability vectors are calculated by using stacking technique which is explained next. </text:span></text:p>
      <text:p text:style-name="P14"/>
      <text:p text:style-name="P8">Stacking:- <text:s/><text:span text:style-name="T11">Training data set is split into 10 parts. Classifier is fitted on 9 parts and probability vectors is generated for 10</text:span><text:span text:style-name="T12">th</text:span><text:span text:style-name="T11"> part and this is repeated for every part. Probability vectors of each classifiers are added as features to the training data. This new training data is passed to the next layer for prediction. </text:span></text:p>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10"><text:soft-page-break/>10 fold cross validation is used to calculate the <text:span text:style-name="T13">recoginition rate of the models. </text:span></text:p>
      <text:p text:style-name="P4"/>
      <text:p text:style-name="P4">--<text:span text:style-name="T7">&gt; little bit about data set </text:span></text:p>
      <text:p text:style-name="P4">--<text:span text:style-name="T7">&gt; stacking technique</text:span></text:p>
      <text:p text:style-name="P2">data pre processing --&gt; Dim reduction </text:p>
      <text:p text:style-name="P2">1. PCA</text:p>
      <text:p text:style-name="P2">2. </text:p>
      <text:p text:style-name="P1"/>
      <text:p text:style-name="P1">Results --&gt; 10 times 10 fold cross validation </text:p>
      <text:p text:style-name="P1"/>
      <text:p text:style-name="P1"/>
      <table:table table:name="Table1" table:style-name="Table1">
        <table:table-column table:style-name="Table1.A" table:number-columns-repeated="2"/>
        <table:table-column table:style-name="Table1.C"/>
        <table:table-column table:style-name="Table1.D"/>
        <table:table-column table:style-name="Table1.C"/>
        <table:table-column table:style-name="Table1.D"/>
        <table:table-row>
          <table:table-cell table:style-name="Table1.A1" office:value-type="string">
            <text:p text:style-name="P16"/>
          </table:table-cell>
          <table:table-cell table:style-name="Table1.A1" office:value-type="string">
            <text:p text:style-name="P16"/>
          </table:table-cell>
          <table:table-cell table:style-name="Table1.A1" office:value-type="string">
            <text:p text:style-name="P17">KNN </text:p>
          </table:table-cell>
          <table:table-cell table:style-name="Table1.A1" office:value-type="string">
            <text:p text:style-name="P17">Logistic Regression </text:p>
          </table:table-cell>
          <table:table-cell table:style-name="Table1.A1" office:value-type="string">
            <text:p text:style-name="P17">SVM </text:p>
          </table:table-cell>
          <table:table-cell table:style-name="Table1.F1" office:value-type="string">
            <text:p text:style-name="P17">Cascade embedded Learning</text:p>
          </table:table-cell>
        </table:table-row>
        <table:table-row table:style-name="Table1.2">
          <table:table-cell table:style-name="Table1.A2" table:number-rows-spanned="2" office:value-type="string">
            <text:p text:style-name="P17">Number of components in PCA = 40 </text:p>
            <text:p text:style-name="P17"/>
            <text:p text:style-name="P17">Number of Layers = 2</text:p>
          </table:table-cell>
          <table:table-cell table:style-name="Table1.A2" table:number-rows-spanned="2" office:value-type="string">
            <text:p text:style-name="P17"/>
          </table:table-cell>
          <table:table-cell table:style-name="Table1.A2" office:value-type="string">
            <text:p text:style-name="P26">0.8946</text:p>
          </table:table-cell>
          <table:table-cell table:style-name="Table1.A2" office:value-type="string">
            <text:p text:style-name="P26">0.923</text:p>
          </table:table-cell>
          <table:table-cell table:style-name="Table1.A2" office:value-type="string">
            <text:p text:style-name="P32">0.9240</text:p>
          </table:table-cell>
          <table:table-cell table:style-name="Table1.F2" office:value-type="string">
            <text:p text:style-name="P26">0.965<text:span text:style-name="T1">2</text:span></text:p>
            <text:p text:style-name="P26"/>
          </table:table-cell>
        </table:table-row>
        <table:table-row table:style-name="Table1.2">
          <table:covered-table-cell/>
          <table:covered-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16"/>
          </table:table-cell>
          <table:table-cell table:style-name="Table1.F2" office:value-type="string">
            <text:p text:style-name="P27">0.00047</text:p>
          </table:table-cell>
        </table:table-row>
        <table:table-row table:style-name="Table1.2">
          <table:table-cell table:style-name="Table1.A2" table:number-rows-spanned="2" office:value-type="string">
            <text:p text:style-name="P17">Number of components in PCA = <text:span text:style-name="T1">70</text:span></text:p>
            <text:p text:style-name="P17"/>
            <text:p text:style-name="P17">Number of Layers = <text:span text:style-name="T1">2</text:span></text:p>
          </table:table-cell>
          <table:table-cell table:style-name="Table1.A2" table:number-rows-spanned="2" office:value-type="string">
            <text:p text:style-name="P17"/>
          </table:table-cell>
          <table:table-cell table:style-name="Table1.A2" office:value-type="string">
            <text:p text:style-name="P28">0.9102</text:p>
          </table:table-cell>
          <table:table-cell table:style-name="Table1.A2" office:value-type="string">
            <text:p text:style-name="P28">0.9458</text:p>
          </table:table-cell>
          <table:table-cell table:style-name="Table1.A2" office:value-type="string">
            <text:p text:style-name="P29">0.9447</text:p>
          </table:table-cell>
          <table:table-cell table:style-name="Table1.F2" office:value-type="string">
            <text:p text:style-name="P64">0.9650</text:p>
          </table:table-cell>
        </table:table-row>
        <table:table-row table:style-name="Table1.2">
          <table:covered-table-cell/>
          <table:covered-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9"/>
          </table:table-cell>
          <table:table-cell table:style-name="Table1.F2" office:value-type="string">
            <text:p text:style-name="P27">0.00047</text:p>
          </table:table-cell>
        </table:table-row>
        <table:table-row table:style-name="Table1.2">
          <table:table-cell table:style-name="Table1.A2" table:number-rows-spanned="2" office:value-type="string">
            <text:p text:style-name="P18">Number of components in PCA = 40 </text:p>
            <text:p text:style-name="P18"/>
            <text:p text:style-name="P18">Number of Layers = <text:span text:style-name="T1">3</text:span></text:p>
          </table:table-cell>
          <table:table-cell table:style-name="Table1.A2" table:number-rows-spanned="2" office:value-type="string">
            <text:p text:style-name="P18"/>
          </table:table-cell>
          <table:table-cell table:style-name="Table1.A2" office:value-type="string">
            <text:p text:style-name="P30">0.8946</text:p>
          </table:table-cell>
          <table:table-cell table:style-name="Table1.A2" office:value-type="string">
            <text:p text:style-name="P30">0.923</text:p>
          </table:table-cell>
          <table:table-cell table:style-name="Table1.A2" office:value-type="string">
            <text:p text:style-name="P33">0.9240</text:p>
          </table:table-cell>
          <table:table-cell table:style-name="Table1.F2" office:value-type="string">
            <text:p text:style-name="P30">0.9642</text:p>
            <text:p text:style-name="P30"/>
          </table:table-cell>
        </table:table-row>
        <table:table-row table:style-name="Table1.2">
          <table:covered-table-cell/>
          <table:covered-table-cell/>
          <table:table-cell table:style-name="Table1.A2" office:value-type="string">
            <text:p text:style-name="P30"/>
          </table:table-cell>
          <table:table-cell table:style-name="Table1.A2" office:value-type="string">
            <text:p text:style-name="P30"/>
          </table:table-cell>
          <table:table-cell table:style-name="Table1.A2" office:value-type="string">
            <text:p text:style-name="P16"/>
          </table:table-cell>
          <table:table-cell table:style-name="Table1.F2" office:value-type="string">
            <text:p text:style-name="P31">0.0005</text:p>
          </table:table-cell>
        </table:table-row>
        <table:table-row>
          <table:table-cell table:style-name="Table1.A2" office:value-type="string">
            <text:p text:style-name="P25">Number of components in PCA = <text:span text:style-name="T24">100</text:span></text:p>
            <text:p text:style-name="P25"/>
            <text:p text:style-name="P25">Number of Layers = 2</text:p>
          </table:table-cell>
          <table:table-cell table:style-name="Table1.A2" office:value-type="string">
            <text:p text:style-name="P16"/>
          </table:table-cell>
          <table:table-cell table:style-name="Table1.A2" office:value-type="string">
            <text:p text:style-name="P61">0.9141</text:p>
          </table:table-cell>
          <table:table-cell table:style-name="Table1.A2" office:value-type="string">
            <text:p text:style-name="P61">0.9618</text:p>
          </table:table-cell>
          <table:table-cell table:style-name="Table1.A2" office:value-type="string">
            <text:p text:style-name="P61">0.9620</text:p>
          </table:table-cell>
          <table:table-cell table:style-name="Table1.F2" office:value-type="string">
            <text:p text:style-name="P67">Mean: 0.9898051647843603 Variance 3.8130288058906564e-06</text:p>
          </table:table-cell>
        </table:table-row>
        <table:table-row>
          <table:table-cell table:style-name="Table1.A2" office:value-type="string">
            <text:p text:style-name="P24">Number of components in PCA = <text:span text:style-name="T23">7</text:span>0 </text:p>
            <text:p text:style-name="P24"/>
            <text:p text:style-name="P24">Number of Layers = 2</text:p>
          </table:table-cell>
          <table:table-cell table:style-name="Table1.A2" office:value-type="string">
            <text:p text:style-name="P16"/>
          </table:table-cell>
          <table:table-cell table:style-name="Table1.A2" office:value-type="string">
            <text:p text:style-name="P59">0.9094</text:p>
          </table:table-cell>
          <table:table-cell table:style-name="Table1.A2" office:value-type="string">
            <text:p text:style-name="P60">0.9462</text:p>
          </table:table-cell>
          <table:table-cell table:style-name="Table1.A2" office:value-type="string">
            <text:p text:style-name="P58">0.9432</text:p>
          </table:table-cell>
          <table:table-cell table:style-name="Table1.F2" office:value-type="string">
            <text:p text:style-name="P67">Mean: 0.9821346957645749 Variance 7.942661937877455e-06</text:p>
          </table:table-cell>
        </table:table-row>
        <table:table-row>
          <table:table-cell table:style-name="Table1.A2" office:value-type="string">
            <text:p text:style-name="P22">Number of components in <text:soft-page-break/>PCA = <text:span text:style-name="T18">5</text:span>0 </text:p>
            <text:p text:style-name="P22"/>
            <text:p text:style-name="P22">Number of Layers = 2</text:p>
          </table:table-cell>
          <table:table-cell table:style-name="Table1.A2" office:value-type="string">
            <text:p text:style-name="P16"/>
          </table:table-cell>
          <table:table-cell table:style-name="Table1.A2" office:value-type="string">
            <text:p text:style-name="P55">0.9025</text:p>
          </table:table-cell>
          <table:table-cell table:style-name="Table1.A2" office:value-type="string">
            <text:p text:style-name="P56">0.9291</text:p>
          </table:table-cell>
          <table:table-cell table:style-name="Table1.A2" office:value-type="string">
            <text:p text:style-name="P55">0.9280</text:p>
          </table:table-cell>
          <table:table-cell table:style-name="Table1.F2" office:value-type="string">
            <text:p text:style-name="P65">Mean: 0.976018002207<text:soft-page-break/>818 Variance 1.5441360393347608e-05</text:p>
          </table:table-cell>
        </table:table-row>
        <table:table-row>
          <table:table-cell table:style-name="Table1.A2" office:value-type="string">
            <text:p text:style-name="P23">Number of components in PCA = <text:span text:style-name="T19">4</text:span>0 </text:p>
            <text:p text:style-name="P23"/>
            <text:p text:style-name="P23">Number of Layers = 2</text:p>
          </table:table-cell>
          <table:table-cell table:style-name="Table1.A2" office:value-type="string">
            <text:p text:style-name="P16"/>
          </table:table-cell>
          <table:table-cell table:style-name="Table1.A2" office:value-type="string">
            <text:p text:style-name="P57">0.8947</text:p>
          </table:table-cell>
          <table:table-cell table:style-name="Table1.A2" office:value-type="string">
            <text:p text:style-name="P57">0.9232</text:p>
          </table:table-cell>
          <table:table-cell table:style-name="Table1.A2" office:value-type="string">
            <text:p text:style-name="P57">0.9254</text:p>
          </table:table-cell>
          <table:table-cell table:style-name="Table1.F2" office:value-type="string">
            <text:p text:style-name="P66">Mean: 0.9698039382188381 Variance 2.1158342267313026e-05</text:p>
          </table:table-cell>
        </table:table-row>
        <table:table-row>
          <table:table-cell table:style-name="Table1.A2" office:value-type="string">
            <text:p text:style-name="P19">Number of components in PCA = <text:span text:style-name="T2">3</text:span>0 </text:p>
            <text:p text:style-name="P19"/>
            <text:p text:style-name="P19">Number of Layers = 2</text:p>
          </table:table-cell>
          <table:table-cell table:style-name="Table1.A2" office:value-type="string">
            <text:p text:style-name="P16"/>
          </table:table-cell>
          <table:table-cell table:style-name="Table1.A2" office:value-type="string">
            <text:p text:style-name="P34">0.8907</text:p>
          </table:table-cell>
          <table:table-cell table:style-name="Table1.A2" office:value-type="string">
            <text:p text:style-name="P35">0.9066</text:p>
          </table:table-cell>
          <table:table-cell table:style-name="Table1.A2" office:value-type="string">
            <text:p text:style-name="P34">0.9064</text:p>
          </table:table-cell>
          <table:table-cell table:style-name="Table1.F2" office:value-type="string">
            <text:p text:style-name="P63"><text:span text:style-name="T22">Mean: 0.9584434883523452 Variance 3.195139543841608e-05</text:span></text:p>
          </table:table-cell>
        </table:table-row>
        <table:table-row>
          <table:table-cell table:style-name="Table1.A2" office:value-type="string">
            <text:p text:style-name="P20">Number of components in PCA = <text:span text:style-name="T5">2</text:span>0 </text:p>
            <text:p text:style-name="P20">Number of Layers = 2</text:p>
          </table:table-cell>
          <table:table-cell table:style-name="Table1.A2" office:value-type="string">
            <text:p text:style-name="P16"/>
          </table:table-cell>
          <table:table-cell table:style-name="Table1.A2" office:value-type="string">
            <text:p text:style-name="P46">0.8807</text:p>
          </table:table-cell>
          <table:table-cell table:style-name="Table1.A2" office:value-type="string">
            <text:p text:style-name="P47">0.8962</text:p>
          </table:table-cell>
          <table:table-cell table:style-name="Table1.A2" office:value-type="string">
            <text:p text:style-name="P45">0.8972</text:p>
          </table:table-cell>
          <table:table-cell table:style-name="Table1.F2" office:value-type="string">
            <text:p text:style-name="P48">0.<text:span text:style-name="T16">9426</text:span></text:p>
            <text:p text:style-name="P48"/>
          </table:table-cell>
        </table:table-row>
        <table:table-row>
          <table:table-cell table:style-name="Table1.A2" office:value-type="string">
            <text:p text:style-name="P21">Number of components in PCA = <text:span text:style-name="T9">1</text:span>0 </text:p>
            <text:p text:style-name="P21">Number of Layers = 2</text:p>
          </table:table-cell>
          <table:table-cell table:style-name="Table1.A2" office:value-type="string">
            <text:p text:style-name="P16"/>
          </table:table-cell>
          <table:table-cell table:style-name="Table1.A2" office:value-type="string">
            <text:p text:style-name="P52">0.8561</text:p>
          </table:table-cell>
          <table:table-cell table:style-name="Table1.A2" office:value-type="string">
            <text:p text:style-name="P51">0.<text:span text:style-name="T10">8782</text:span></text:p>
          </table:table-cell>
          <table:table-cell table:style-name="Table1.A2" office:value-type="string">
            <text:p text:style-name="P51">0.8831</text:p>
          </table:table-cell>
          <table:table-cell table:style-name="Table1.F2" office:value-type="string">
            <text:p text:style-name="P53">0.<text:span text:style-name="T15">9130</text:span></text:p>
          </table:table-cell>
        </table:table-row>
      </table:table>
      <text:p text:style-name="P1"/>
      <text:p text:style-name="P1"/>
      <text:p text:style-name="P1"/>
      <table:table table:name="Table2" table:style-name="Table2">
        <table:table-column table:style-name="Table2.A"/>
        <table:table-column table:style-name="Table2.B"/>
        <table:table-column table:style-name="Table2.C" table:number-columns-repeated="3"/>
        <table:table-column table:style-name="Table2.F"/>
        <table:table-column table:style-name="Table2.C"/>
        <table:table-row>
          <table:table-cell table:style-name="Table2.A1" office:value-type="string">
            <text:p text:style-name="P36">Number of PCA components </text:p>
          </table:table-cell>
          <table:table-cell table:style-name="Table2.A1" office:value-type="string">
            <text:p text:style-name="P36">Number of PCA components = <text:span text:style-name="T8">10</text:span></text:p>
          </table:table-cell>
          <table:table-cell table:style-name="Table2.A1" office:value-type="string">
            <text:p text:style-name="P36">Number of PCA components = <text:span text:style-name="T4">20</text:span></text:p>
          </table:table-cell>
          <table:table-cell table:style-name="Table2.A1" office:value-type="string">
            <text:p text:style-name="P36">Number of PCA components = 30</text:p>
          </table:table-cell>
          <table:table-cell table:style-name="Table2.A1" office:value-type="string">
            <text:p text:style-name="P36">Number of PCA components <text:s/>= 40 </text:p>
          </table:table-cell>
          <table:table-cell table:style-name="Table2.A1" office:value-type="string">
            <text:p text:style-name="P36">Number of PCA components = 70 </text:p>
          </table:table-cell>
          <table:table-cell table:style-name="Table2.G1" office:value-type="string">
            <text:p text:style-name="P36">Number of PCA components = <text:span text:style-name="T25">100</text:span></text:p>
          </table:table-cell>
        </table:table-row>
        <table:table-row>
          <table:table-cell table:style-name="Table2.A2" office:value-type="string">
            <text:p text:style-name="P39">Explained variance ratio</text:p>
          </table:table-cell>
          <table:table-cell table:style-name="Table2.A2" office:value-type="string">
            <text:p text:style-name="P49">0.8050</text:p>
          </table:table-cell>
          <table:table-cell table:style-name="Table2.A2" office:value-type="string">
            <text:p text:style-name="P43">0.8578</text:p>
          </table:table-cell>
          <table:table-cell table:style-name="Table2.A2" office:value-type="string">
            <text:p text:style-name="P39">0.89</text:p>
          </table:table-cell>
          <table:table-cell table:style-name="Table2.A2" office:value-type="string">
            <text:p text:style-name="P41">0.91</text:p>
          </table:table-cell>
          <table:table-cell table:style-name="Table2.A2" office:value-type="string">
            <text:p text:style-name="P41">0.95</text:p>
          </table:table-cell>
          <table:table-cell table:style-name="Table2.G2" office:value-type="string">
            <text:p text:style-name="P62">0.99</text:p>
          </table:table-cell>
        </table:table-row>
      </table:table>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onospace" svg:font-family="monospac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8T17:32:08.393975393</meta:creation-date>
    <dc:date>2020-04-19T21:49:04.325134103</dc:date>
    <meta:editing-duration>PT7H17M10S</meta:editing-duration>
    <meta:editing-cycles>86</meta:editing-cycles>
    <meta:generator>LibreOffice/6.3.4.2$Linux_X86_64 LibreOffice_project/30$Build-2</meta:generator>
    <meta:document-statistic meta:table-count="3" meta:image-count="0" meta:object-count="0" meta:page-count="3" meta:paragraph-count="112" meta:word-count="640" meta:character-count="3854" meta:non-whitespace-character-count="3289"/>
  </office:meta>
</office:document-meta>
</file>